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8.927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9.876cm"/>
    </style:style>
    <style:style style:name="co9" style:family="table-column">
      <style:table-column-properties fo:break-before="auto" style:column-width="1.665cm"/>
    </style:style>
    <style:style style:name="co13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6.452cm"/>
    </style:style>
    <style:style style:name="co16" style:family="table-column">
      <style:table-column-properties fo:break-before="auto" style:column-width="9.89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style:vertical-align="middle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6">
            <text:p>Hardware</text:p>
          </table:table-cell>
          <table:table-cell table:style-name="ce6"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9" office:value-type="string">
            <text:p>Smooth-rod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6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7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4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21"/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8"/>
          <table:table-cell table:style-name="ce25" office:value-type="string">
            <text:p>Bobine de PLA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2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2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3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394">
          <table:table-cell table:style-name="ce1" table:number-columns-repeated="3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4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string">
            <text:p>Linear Bearing 6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603ZZ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office:value-type="float" office:value="2">
            <text:p>2</text:p>
          </table:table-cell>
          <table:table-cell table:style-name="ce5" office:value-type="string">
            <text:p>Extruder spring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style-name="ce16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/>
          <table:table-cell table:style-name="ce5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8"/>
          <table:table-cell table:style-name="ce2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4" table:default-cell-style-name="ce5"/>
        <table:table-column table:style-name="co5" table:number-columns-repeated="1005" table:default-cell-style-name="ce9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4" office:value-type="string">
            <text:p>cable us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number-columns-repeated="100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moteurs nema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4" office:value-type="string">
            <text:p>Power Supply Uni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table:style-name="ce9" office:value-type="string">
            <text:p>Gaine spiralé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string">
            <text:p>Cable d'alimentatio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Interrupteur bleu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red/green/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table:number-columns-repeated="1005"/>
        </table:table-row>
        <table:table-row table:style-name="ro1" table:number-rows-repeated="6538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nozzl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er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tfe tube 30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4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10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cartridge heat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an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heatshrink tubing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alu plat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elti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greas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2:'General BOM'.D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26/06/2013</text:date>, <text:time>00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8H47M38S</meta:editing-duration>
    <meta:editing-cycles>462</meta:editing-cycles>
    <meta:generator>OpenOffice.org/3.4.1$Win32 OpenOffice.org_project/341m1$Build-9593</meta:generator>
    <dc:date>2013-06-26T00:06:08.90</dc:date>
    <dc:creator>Emmanuel Gilloz</dc:creator>
    <meta:printed-by>Emmanuel Gilloz</meta:printed-by>
    <meta:print-date>2013-06-15T10:23:23.71</meta:print-date>
    <meta:document-statistic meta:table-count="6" meta:cell-count="204" meta:object-count="0"/>
    <meta:user-defined meta:name="Info 1"/>
    <meta:user-defined meta:name="Info 2"/>
    <meta:user-defined meta:name="Info 3"/>
    <meta:user-defined meta:name="Info 4"/>
  </office:meta>
</office:document-meta>
</file>